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20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21" style:family="text">
      <style:text-properties fo:font-size="11.50pt" fo:font-weight="normal" fo:font-family="Helvetica" style:font-family-asian="Helvetica" style:font-family-complex="Helvetica" fo:background-color="transparent" fo:color="#0000ff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32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33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34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3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7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38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9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0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1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2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3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4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5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7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4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15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8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177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22.7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22.7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left" fo:margin-top="11.90pt" fo:margin-bottom="11.9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top="12.00pt" fo:margin-bottom="6.00pt"/>
    </style:style>
    <style:style style:name="P69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12.00pt" fo:margin-bottom="6.00pt"/>
    </style:style>
    <style:style style:name="P72" style:family="paragraph">
      <style:paragraph-properties fo:line-height="100.00%" fo:text-align="left" fo:margin-bottom="6.00pt"/>
    </style:style>
    <style:style style:name="P73" style:family="paragraph">
      <style:paragraph-properties fo:line-height="100.00%" fo:text-align="left" fo:margin-top="12.00pt" fo:margin-bottom="6.00pt"/>
    </style:style>
    <text:list-style style:name="L7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18.00pt" fo:text-indent="0.00p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18.00pt" fo:text-indent="0.00pt"/>
    </style:style>
    <style:style style:name="P78" style:family="paragraph">
      <style:paragraph-properties fo:line-height="100.00%" fo:text-align="left" fo:margin-left="36.00pt" fo:text-indent="0.00pt"/>
    </style:style>
    <style:style style:name="P79" style:family="paragraph">
      <style:paragraph-properties fo:line-height="100.00%" fo:text-align="left" fo:margin-left="18.00pt" fo:text-indent="0.00pt"/>
    </style:style>
    <style:style style:name="P80" style:family="paragraph">
      <style:paragraph-properties fo:line-height="100.00%" fo:text-align="left" fo:margin-left="36.00pt" fo:text-indent="0.00p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justify" fo:margin-bottom="6.00pt"/>
    </style:style>
    <style:style style:name="P85" style:family="paragraph">
      <style:paragraph-properties fo:line-height="100.00%" fo:text-align="left" fo:margin-top="12.00pt" fo:margin-bottom="6.00pt"/>
    </style:style>
    <text:list-style style:name="L8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6" style:family="paragraph">
      <style:paragraph-properties fo:line-height="100.00%" fo:text-align="justify" fo:margin-bottom="10.00pt"/>
    </style:style>
    <style:style style:name="P87" style:family="paragraph">
      <style:paragraph-properties fo:line-height="100.00%" fo:text-align="left" fo:margin-top="12.00pt" fo:margin-bottom="6.00pt"/>
    </style:style>
    <text:list-style style:name="L8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8" style:family="paragraph">
      <style:paragraph-properties fo:line-height="100.00%" fo:text-align="left" fo:margin-top="12.00pt"/>
    </style:style>
    <style:style style:name="P89" style:family="paragraph">
      <style:paragraph-properties fo:line-height="100.00%" fo:text-align="left" fo:margin-top="12.00pt" fo:margin-bottom="6.00pt"/>
    </style:style>
    <text:list-style style:name="L9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0" style:family="paragraph">
      <style:paragraph-properties fo:line-height="100.00%" fo:text-align="left" fo:margin-top="12.00pt"/>
    </style:style>
    <style:style style:name="P91" style:family="paragraph">
      <style:paragraph-properties fo:line-height="100.00%" fo:text-align="left" fo:margin-top="12.00pt" fo:margin-bottom="6.00pt"/>
    </style:style>
    <text:list-style style:name="L9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2" style:family="paragraph">
      <style:paragraph-properties fo:line-height="100.00%" fo:text-align="left" fo:margin-top="12.00pt"/>
    </style:style>
    <style:style style:name="P93" style:family="paragraph">
      <style:paragraph-properties fo:line-height="100.00%" fo:text-align="left" fo:margin-top="12.00pt" fo:margin-bottom="6.00pt"/>
    </style:style>
    <text:list-style style:name="L9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4" style:family="paragraph">
      <style:paragraph-properties fo:line-height="100.00%" fo:text-align="justify" fo:margin-bottom="6.00pt"/>
    </style:style>
    <style:style style:name="P95" style:family="paragraph">
      <style:paragraph-properties fo:line-height="100.00%" fo:text-align="justify" fo:margin-left="18.00pt" fo:text-indent="0.00pt" fo:margin-bottom="6.00pt"/>
    </style:style>
    <style:style style:name="P96" style:family="paragraph">
      <style:paragraph-properties fo:line-height="100.00%" fo:text-align="justify" fo:margin-bottom="6.00pt"/>
    </style:style>
    <style:style style:name="P97" style:family="paragraph">
      <style:paragraph-properties fo:line-height="100.00%" fo:text-align="justify" fo:margin-left="18.00pt" fo:text-indent="0.00pt" fo:margin-bottom="6.00pt"/>
    </style:style>
    <style:style style:name="P98" style:family="paragraph">
      <style:paragraph-properties fo:line-height="100.00%" fo:text-align="justify" fo:margin-bottom="6.00pt"/>
    </style:style>
    <style:style style:name="P99" style:family="paragraph">
      <style:paragraph-properties fo:line-height="100.00%" fo:text-align="justify" fo:margin-left="18.00pt" fo:text-indent="0.00pt" fo:margin-bottom="6.00pt"/>
    </style:style>
    <style:style style:name="P100" style:family="paragraph">
      <style:paragraph-properties fo:line-height="100.00%" fo:text-align="justify" fo:margin-bottom="6.00pt"/>
    </style:style>
    <style:style style:name="P101" style:family="paragraph">
      <style:paragraph-properties fo:line-height="100.00%" fo:text-align="justify" fo:margin-left="18.00pt" fo:text-indent="0.00pt" fo:margin-bottom="6.00pt"/>
    </style:style>
    <style:style style:name="P102" style:family="paragraph">
      <style:paragraph-properties fo:line-height="100.00%" fo:text-align="justify" fo:margin-bottom="6.00pt"/>
    </style:style>
    <style:style style:name="P103" style:family="paragraph">
      <style:paragraph-properties fo:line-height="100.00%" fo:text-align="justify" fo:margin-left="18.00pt" fo:text-indent="0.00pt" fo:margin-bottom="6.00pt"/>
    </style:style>
    <style:style style:name="P104" style:family="paragraph">
      <style:paragraph-properties fo:line-height="100.00%" fo:text-align="left" fo:margin-left="18.00pt" fo:text-indent="0.00pt" fo:margin-bottom="6.00pt"/>
    </style:style>
    <style:style style:name="P105" style:family="paragraph">
      <style:paragraph-properties fo:line-height="100.00%" fo:text-align="justify" fo:margin-bottom="6.00pt"/>
    </style:style>
    <style:style style:name="P106" style:family="paragraph">
      <style:paragraph-properties fo:line-height="100.00%" fo:text-align="left" fo:margin-top="12.00pt" fo:margin-bottom="6.00pt"/>
    </style:style>
    <style:style style:name="P107" style:family="paragraph">
      <style:paragraph-properties fo:line-height="100.00%" fo:text-align="left" fo:margin-bottom="6.00pt"/>
    </style:style>
    <style:style style:name="P108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11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14" style:family="paragraph">
      <style:paragraph-properties fo:line-height="100.00%" fo:text-align="justify" fo:margin-bottom="6.00pt"/>
    </style:style>
    <style:style style:name="P115" style:family="paragraph">
      <style:paragraph-properties fo:line-height="100.00%" fo:text-align="left" fo:margin-top="12.00pt" fo:margin-bottom="6.00pt"/>
    </style:style>
    <style:style style:name="P116" style:family="paragraph">
      <style:paragraph-properties fo:line-height="100.00%" fo:text-align="left" fo:margin-bottom="6.00pt"/>
    </style:style>
    <style:style style:name="P117" style:family="paragraph">
      <style:paragraph-properties fo:line-height="100.00%" fo:text-align="left" fo:margin-top="12.00pt" fo:margin-bottom="6.00pt"/>
    </style:style>
    <style:style style:name="P118" style:family="paragraph">
      <style:paragraph-properties fo:line-height="100.00%" fo:text-align="left" fo:margin-bottom="6.00pt"/>
    </style:style>
    <style:style style:name="P119" style:family="paragraph">
      <style:paragraph-properties fo:line-height="100.00%" fo:text-align="justify" fo:margin-bottom="6.00pt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justify"/>
    </style:style>
    <style:style style:name="P122" style:family="paragraph">
      <style:paragraph-properties fo:line-height="100.00%" fo:text-align="left"/>
    </style:style>
    <text:list-style style:name="L1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top="5.65pt"/>
    </style:style>
    <style:style style:name="P125" style:family="paragraph">
      <style:paragraph-properties fo:line-height="100.00%" fo:text-align="left"/>
    </style:style>
    <text:list-style style:name="L1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top="5.65pt"/>
    </style:style>
    <style:style style:name="P128" style:family="paragraph">
      <style:paragraph-properties fo:line-height="100.00%" fo:text-align="left"/>
    </style:style>
    <text:list-style style:name="L1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top="5.65pt"/>
    </style:style>
    <style:style style:name="P131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tformer&gt;</text:span></text:p>
      <text:p text:style-name="P3"><text:span text:style-name="T4">Version:<text:s/></text:span><text:span text:style-name="T5">0.0.3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29. 9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4"/></text:p>
          </table:table-cell>
          <table:table-cell table:style-name="TableCell030404">
            <text:p text:style-name="P57"><text:span text:style-name="T94"/></text:p>
          </table:table-cell>
          <table:table-cell table:style-name="TableCell030405">
            <text:p text:style-name="P57"><text:span text:style-name="T94"/></text:p>
          </table:table-cell>
          <table:table-cell table:style-name="TableCell030406">
            <text:p text:style-name="P57"><text:span text:style-name="T94"/></text:p>
          </table:table-cell>
        </table:table-row>
      </table:table>
      <text:p text:style-name="P59"><text:span text:style-name="T94"/></text:p>
      <text:p text:style-name="P59"><text:span text:style-name="T94"/></text:p>
      <text:p text:style-name="P59"><text:span text:style-name="T95">Test Listing</text:span></text:p>
      <text:p text:style-name="P60"><text:span text:style-name="T96">The following table shows an overview of all tests<text:s/></text:span><text:span text:style-name="T97">–</text:span><text:span text:style-name="T98"><text:s/>both self-tests as well as tests by independent quality assurance<text:s/></text:span><text:span text:style-name="T99">–</text:span><text:span text:style-name="T100"><text:s/>for the present document.</text:span></text:p>
      <text:p text:style-name="P60"><text:span text:style-name="T101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2"><text:span text:style-name="T102">Date</text:span><text:span text:style-name="T103"/></text:p>
          </table:table-cell>
          <table:table-cell table:style-name="TableCell050001">
            <text:p text:style-name="P62"><text:span text:style-name="T104">Tested Version</text:span><text:span text:style-name="T105"/></text:p>
          </table:table-cell>
          <table:table-cell table:style-name="TableCell050002">
            <text:p text:style-name="P62"><text:span text:style-name="T106">Notes</text:span><text:span text:style-name="T107"/></text:p>
          </table:table-cell>
          <table:table-cell table:style-name="TableCell050003">
            <text:p text:style-name="P62"><text:span text:style-name="T108">Inspector</text:span><text:span text:style-name="T109"/></text:p>
          </table:table-cell>
          <table:table-cell table:style-name="TableCell050004">
            <text:p text:style-name="P62"><text:span text:style-name="T110">New Product Status</text:span><text:span text:style-name="T111"/></text:p>
          </table:table-cell>
        </table:table-row>
        <table:table-row table:style-name="TableRow0501">
          <table:table-cell table:style-name="TableCell050100">
            <text:p text:style-name="P65"><text:span text:style-name="T111"/></text:p>
          </table:table-cell>
          <table:table-cell table:style-name="TableCell050101">
            <text:p text:style-name="P65"><text:span text:style-name="T111"/></text:p>
          </table:table-cell>
          <table:table-cell table:style-name="TableCell050102">
            <text:p text:style-name="P65"><text:span text:style-name="T111"/></text:p>
          </table:table-cell>
          <table:table-cell table:style-name="TableCell050103">
            <text:p text:style-name="P65"><text:span text:style-name="T111"/></text:p>
          </table:table-cell>
          <table:table-cell table:style-name="TableCell050104">
            <text:p text:style-name="P65"><text:span text:style-name="T111"/></text:p>
          </table:table-cell>
        </table:table-row>
      </table:table>
      <text:p text:style-name="P67"><text:span text:style-name="T111"/></text:p>
      <text:p text:style-name="P68"><text:span text:style-name="T112">Content</text:span></text:p>
      <text:p text:style-name="P69"><text:span text:style-name="T113">1 Introduction<text:tab/>4</text:span></text:p>
      <text:p text:style-name="P69"><text:span text:style-name="T113">2 Initial Situation<text:tab/>5</text:span></text:p>
      <text:p text:style-name="P69"><text:span text:style-name="T113">3 General Conditions and Constraints<text:tab/>6</text:span></text:p>
      <text:p text:style-name="P69"><text:span text:style-name="T113">4 Project Objectives and System Concepts<text:tab/>7</text:span></text:p>
      <text:p text:style-name="P69"><text:span text:style-name="T113">5 Opportunities and Risks<text:tab/>8</text:span></text:p>
      <text:p text:style-name="P69"><text:span text:style-name="T113">6 Planning<text:tab/>9</text:span></text:p>
      <text:p text:style-name="P69"><text:span text:style-name="T113">7 Economic Efficiency<text:tab/>10</text:span></text:p>
      <text:p text:style-name="P69"><text:span text:style-name="T113">8 List of Abbreviations<text:tab/>11</text:span></text:p>
      <text:p text:style-name="P69"><text:span text:style-name="T113">9 List of Literature<text:tab/>12</text:span></text:p>
      <text:p text:style-name="P69"><text:span text:style-name="T113">10 List of Figures<text:tab/>13</text:span></text:p>
      <text:p text:style-name="P70"><text:span text:style-name="T114"/></text:p>
      <text:p text:style-name="P70"><text:span text:style-name="T114"/></text:p>
      <text:p text:style-name="P71"><text:span text:style-name="T115">Introduction</text:span></text:p>
      <text:p text:style-name="P72"><text:span text:style-name="T116">TODO at the end</text:span></text:p>
      <text:p text:style-name="P72"><text:span text:style-name="T117"/></text:p>
      <text:p text:style-name="P73"><text:span text:style-name="T118">Initial Situation</text:span><text:span text:style-name="T119"/></text:p>
      <text:list text:style-name="L74">
        <text:list-item>
          <text:p text:style-name="P74"><text:span text:style-name="T120">Genres:</text:span></text:p>
        </text:list-item>
        <text:list-item>
          <text:p text:style-name="P75"><text:span text:style-name="T120">3D</text:span></text:p>
        </text:list-item>
        <text:list-item>
          <text:p text:style-name="P75"><text:span text:style-name="T120">Platformer</text:span></text:p>
        </text:list-item>
        <text:list-item>
          <text:p text:style-name="P75"><text:span text:style-name="T120">Time Manipulation</text:span></text:p>
        </text:list-item>
        <text:list-item>
          <text:p text:style-name="P76"><text:span text:style-name="T120">Similar games (excludes game that were released before 2000)</text:span></text:p>
        </text:list-item>
        <text:list-item>
          <text:p text:style-name="P77"><text:span text:style-name="T120">Not 3D</text:span></text:p>
        </text:list-item>
        <text:list-item>
          <text:p text:style-name="P78"><text:span text:style-name="T120"/></text:p>
        </text:list-item>
        <text:list-item>
          <text:p text:style-name="P79"><text:span text:style-name="T120">3D</text:span></text:p>
        </text:list-item>
        <text:list-item>
          <text:p text:style-name="P80"><text:span text:style-name="T120"/></text:p>
        </text:list-item>
      </text:list>
      <text:p text:style-name="P81"><text:span text:style-name="T120"/></text:p>
      <text:p text:style-name="P82"><text:span text:style-name="T121">Genre?<text:line-break/>Which similar games exist?</text:span></text:p>
      <text:p text:style-name="P83"><text:span text:style-name="T121">Why it is better than whatever exists? USP</text:span></text:p>
      <text:p text:style-name="P83"><text:span text:style-name="T122"/></text:p>
      <text:p text:style-name="P84"><text:a xlink:href="http://store.steampowered.com/tag/en/Time%20Manipulation/#p=0&amp;tab=NewReleases"><text:span text:style-name="T123">http://store.steampowered.com/tag/en/Time%20Manipulation/#p=0&amp;tab=NewReleases</text:span></text:a><text:span text:style-name="T124"><text:line-break/></text:span><text:a xlink:href="https://www.reddit.com/r/patientgamers/comments/3xm37s/games_with_time_controltime_manipulation_embedded/"><text:span text:style-name="T125">https://www.reddit.com/r/patientgamers/comments/3xm37s/games_with_time_controltime_manipulation_embedded/</text:span></text:a><text:span text:style-name="T126"><text:line-break/></text:span><text:a xlink:href="https://en.wikipedia.org/wiki/List_of_games_containing_time_travel#Video_games"><text:span text:style-name="T127">https://en.wikipedia.org/wiki/List_of_games_containing_time_travel#Video_games</text:span></text:a><text:span text:style-name="T128"><text:line-break/></text:span><text:a xlink:href="http://www.mobygames.com/game-group/theme-time-manipulation"><text:span text:style-name="T129">http://www.mobygames.com/game-group/theme-time-manipulation</text:span></text:a><text:span text:style-name="T130"/></text:p>
      <text:p text:style-name="P84"><text:span text:style-name="T130"/></text:p>
      <text:p text:style-name="P84"><text:span text:style-name="T130"/></text:p>
      <text:p text:style-name="P84"><text:span text:style-name="T130"/></text:p>
      <text:p text:style-name="P85"><text:span text:style-name="T131">General Conditions and Constraints</text:span></text:p>
      <text:list text:style-name="L86">
        <text:list-item>
          <text:p text:style-name="P86"><text:span text:style-name="T132">Cryengine</text:span></text:p>
        </text:list-item>
        <text:list-item>
          <text:p text:style-name="P86"><text:span text:style-name="T132">C#</text:span></text:p>
        </text:list-item>
        <text:list-item>
          <text:p text:style-name="P86"><text:span text:style-name="T132">10 Months</text:span></text:p>
        </text:list-item>
        <text:list-item>
          <text:p text:style-name="P86"><text:span text:style-name="T132">2 Programmers</text:span></text:p>
        </text:list-item>
      </text:list>
      <text:p text:style-name="P87"><text:span text:style-name="T133">Project Objectives and System Concepts</text:span></text:p>
      <text:list text:style-name="L88">
        <text:list-item>
          <text:p text:style-name="P88"><text:span text:style-name="T134">Make a cool videogame:</text:span></text:p>
        </text:list-item>
        <text:list-item>
          <text:p text:style-name="P88"><text:span text:style-name="T134">3D</text:span></text:p>
        </text:list-item>
        <text:list-item>
          <text:p text:style-name="P88"><text:span text:style-name="T134">Platformer</text:span></text:p>
        </text:list-item>
        <text:list-item>
          <text:p text:style-name="P88"><text:span text:style-name="T134">Levels</text:span></text:p>
        </text:list-item>
        <text:list-item>
          <text:p text:style-name="P88"><text:span text:style-name="T134">Time scrolling (different epochs) (using the scroll wheel to change time)</text:span></text:p>
        </text:list-item>
        <text:list-item>
          <text:p text:style-name="P88"><text:span text:style-name="T134">Setting: FPS (Fancy prehistoric stuff), Caves, Temple/Labyrinth, Mine, Fancy High Tech Future Stuff</text:span></text:p>
        </text:list-item>
        <text:list-item>
          <text:p text:style-name="P88"><text:span text:style-name="T134">Inspirations: Banjo Kazooie, Super Mario 64 (not the camera), Tomb Raider Caves and Ruins (</text:span><text:a xlink:href="https://www.primagames.com/media/images/news/Rise-of-the-tomb-raider.jpg"><text:span text:style-name="T135">https://www.primagames.com/media/images/news/Rise-of-the-tomb-raider.jpg</text:span></text:a><text:span text:style-name="T136">), any puzzle game, Percy Jackson's Labyrinth (the world ain't friendly nor does it make any sense)</text:span></text:p>
        </text:list-item>
        <text:list-item>
          <text:p text:style-name="P88"><text:span text:style-name="T136">Example level idea: Temple:<text:line-break/>Entrance<text:s/></text:span><text:span text:style-name="T137">--&gt; <text:line-break/></text:span><text:span text:style-name="T138">Reasonably open with the goal/correct direction clearly visible BUT unreachable without getting killed<text:s/></text:span><text:span text:style-name="T139">--&gt; <text:line-break/></text:span><text:span text:style-name="T140">Change time<text:s/></text:span><text:span text:style-name="T141">--&gt; <text:line-break/></text:span><text:span text:style-name="T142">Basic structure remains the same, same temple but older<text:s/></text:span><text:span text:style-name="T143">--&gt;<text:line-break/></text:span><text:span text:style-name="T144">Woohoo, the traps are disabled<text:s/></text:span><text:span text:style-name="T145">--&gt; <text:line-break/></text:span><text:span text:style-name="T146">Goal/Exit</text:span></text:p>
        </text:list-item>
      </text:list>
      <text:p text:style-name="P89"><text:span text:style-name="T147">Opportunities and Risks</text:span></text:p>
      <text:p text:style-name="P89"><text:span text:style-name="T148">Opportunities:</text:span></text:p>
      <text:list text:style-name="L90">
        <text:list-item>
          <text:p text:style-name="P90"><text:span text:style-name="T149">Learning new stuff</text:span></text:p>
        </text:list-item>
        <text:list-item>
          <text:p text:style-name="P90"><text:span text:style-name="T149">Getting a good grade</text:span></text:p>
        </text:list-item>
        <text:list-item>
          <text:p text:style-name="P90"><text:span text:style-name="T149">Creating a game that is playable and that we like</text:span></text:p>
        </text:list-item>
      </text:list>
      <text:p text:style-name="P91"><text:span text:style-name="T150">Risks:</text:span></text:p>
      <text:list text:style-name="L92">
        <text:list-item>
          <text:p text:style-name="P92"><text:span text:style-name="T151">Not achieving any of the stuff above</text:span></text:p>
        </text:list-item>
        <text:list-item>
          <text:p text:style-name="P92"><text:span text:style-name="T151">Having wasted a lot of time</text:span></text:p>
        </text:list-item>
        <text:list-item>
          <text:p text:style-name="P92"><text:span text:style-name="T151">Creating a game that is so good that it blows everybody's minds</text:span></text:p>
        </text:list-item>
      </text:list>
      <text:p text:style-name="P93"><text:span text:style-name="T152">Planning</text:span></text:p>
      <text:list text:style-name="L94">
        <text:list-item>
          <text:p text:style-name="P94"><text:span text:style-name="T153">Soon</text:span><text:span text:style-name="T154">©TM®</text:span></text:p>
        </text:list-item>
        <text:list-item>
          <text:p text:style-name="P94"><text:span text:style-name="T155">Start: This month/early next month</text:span></text:p>
        </text:list-item>
        <text:list-item>
          <text:p text:style-name="P94"><text:span text:style-name="T155">End:<text:s/></text:span><text:span text:style-name="T156">After we found enough enderpearls &amp; killed enough blazes</text:span><text:span text:style-name="T157"><text:s/>At the end of the school year (June)</text:span></text:p>
        </text:list-item>
        <text:list-item>
          <text:p text:style-name="P94"><text:span text:style-name="T157">First prototype:</text:span></text:p>
        </text:list-item>
        <text:list-item>
          <text:p text:style-name="P95"><text:span text:style-name="T157">When: December</text:span></text:p>
        </text:list-item>
        <text:list-item>
          <text:p text:style-name="P95"><text:span text:style-name="T157">What:</text:span></text:p>
        </text:list-item>
        <text:list-item>
          <text:p text:style-name="P96"><text:span text:style-name="T157">Controlling the character</text:span></text:p>
        </text:list-item>
        <text:list-item>
          <text:p text:style-name="P96"><text:span text:style-name="T157">Camera</text:span></text:p>
        </text:list-item>
        <text:list-item>
          <text:p text:style-name="P96"><text:span text:style-name="T157">1 Level</text:span></text:p>
        </text:list-item>
        <text:list-item>
          <text:p text:style-name="P96"><text:span text:style-name="T157">Time scrolling</text:span></text:p>
        </text:list-item>
        <text:list-item>
          <text:p text:style-name="P97"><text:span text:style-name="T157">Excludes:</text:span></text:p>
        </text:list-item>
        <text:list-item>
          <text:p text:style-name="P98"><text:span text:style-name="T157">All textures and the good looking stuff</text:span></text:p>
        </text:list-item>
        <text:list-item>
          <text:p text:style-name="P98"><text:span text:style-name="T157">All the other levels</text:span></text:p>
        </text:list-item>
        <text:list-item>
          <text:p text:style-name="P98"><text:span text:style-name="T157">Story</text:span></text:p>
        </text:list-item>
        <text:list-item>
          <text:p text:style-name="P98"><text:span text:style-name="T157">Further time scrolling features<text:tab/><text:tab/></text:span></text:p>
        </text:list-item>
        <text:list-item>
          <text:p text:style-name="P98"><text:span text:style-name="T157">Big blocks of work to be done (Sorted by priority)</text:span></text:p>
        </text:list-item>
        <text:list-item>
          <text:p text:style-name="P99"><text:span text:style-name="T157">Getting the basic stuff set up</text:span></text:p>
        </text:list-item>
        <text:list-item>
          <text:p text:style-name="P100"><text:span text:style-name="T157">CryEngine Project</text:span></text:p>
        </text:list-item>
        <text:list-item>
          <text:p text:style-name="P100"><text:span text:style-name="T157">Development Environment</text:span></text:p>
        </text:list-item>
        <text:list-item>
          <text:p text:style-name="P100"><text:span text:style-name="T158">GitLab or GitHub</text:span></text:p>
        </text:list-item>
        <text:list-item>
          <text:p text:style-name="P100"><text:span text:style-name="T159">Unit Tests?</text:span></text:p>
        </text:list-item>
        <text:list-item>
          <text:p text:style-name="P100"><text:span text:style-name="T159">Communication Channel: Slack</text:span></text:p>
        </text:list-item>
        <text:list-item>
          <text:p text:style-name="P101"><text:span text:style-name="T159">Player Control (First Person and/or Third Person)</text:span></text:p>
        </text:list-item>
        <text:list-item>
          <text:p text:style-name="P101"><text:span text:style-name="T159">Time Scrolling (Large Area and/or single object)</text:span></text:p>
        </text:list-item>
        <text:list-item>
          <text:p text:style-name="P101"><text:span text:style-name="T159">Levels</text:span></text:p>
        </text:list-item>
        <text:list-item>
          <text:p text:style-name="P101"><text:span text:style-name="T159">Level chaining (In which order will the levels be played? Open world? Non-linear?)</text:span></text:p>
        </text:list-item>
        <text:list-item>
          <text:p text:style-name="P101"><text:span text:style-name="T159">Menu, Settings</text:span></text:p>
        </text:list-item>
        <text:list-item>
          <text:p text:style-name="P101"><text:span text:style-name="T159">Decent graphics (Models, shaders, ...)</text:span></text:p>
        </text:list-item>
        <text:list-item>
          <text:p text:style-name="P101"><text:span text:style-name="T159">Story (Introduction, bare minimum)</text:span></text:p>
        </text:list-item>
        <text:list-item>
          <text:p text:style-name="P102"><text:span text:style-name="T159">Optional blocks of work:</text:span></text:p>
        </text:list-item>
        <text:list-item>
          <text:p text:style-name="P103"><text:span text:style-name="T159">Time freezing</text:span></text:p>
        </text:list-item>
        <text:list-item>
          <text:p text:style-name="P103"><text:span text:style-name="T159">Bosses</text:span></text:p>
        </text:list-item>
        <text:list-item>
          <text:p text:style-name="P103"><text:span text:style-name="T159">Sensible Story (Comedy)</text:span></text:p>
        </text:list-item>
        <text:list-item>
          <text:p text:style-name="P103"><text:span text:style-name="T159">Really good looking graphics (Manga/Anime?)</text:span></text:p>
        </text:list-item>
        <text:list-item>
          <text:p text:style-name="P104"><text:span text:style-name="T159">Different Level Directions: Go into a different direction<text:s/></text:span><text:span text:style-name="T160">--&gt;<text:s/></text:span><text:span text:style-name="T161"><text:line-break/>Level type is different<text:line-break/>e.g. Right: Speed, Parkour<text:s text:c="3"/>Left: Puzzles</text:span></text:p>
        </text:list-item>
        <text:list-item>
          <text:p text:style-name="P104"><text:span text:style-name="T161">The Labyrinth Style Levels Chaining: <text:line-break/><text:s text:c="8"/>Choose a goal/place where you want to go and start walking: <text:line-break/><text:s text:c="12"/>If you have been there already<text:s/></text:span><text:span text:style-name="T162">--&gt;</text:span><text:span text:style-name="T163"><text:s/>Easy to reach<text:line-break/><text:s text:c="12"/>Otherwise<text:s/></text:span><text:span text:style-name="T164">--&gt;</text:span><text:span text:style-name="T165"><text:s/>A lot of levels (depending on the goal)</text:span></text:p>
        </text:list-item>
        <text:list-item>
          <text:p text:style-name="P104"><text:span text:style-name="T165">Shortcuts (and longcuts?)</text:span></text:p>
        </text:list-item>
        <text:list-item>
          <text:p text:style-name="P104"><text:span text:style-name="T165">More time scrolling features (weather, climate, more different times...)</text:span></text:p>
        </text:list-item>
        <text:list-item>
          <text:p text:style-name="P105"><text:span text:style-name="T165">Doable: Not impossible</text:span></text:p>
        </text:list-item>
      </text:list>
      <text:p text:style-name="P106"><text:span text:style-name="T166">List of Abbreviations</text:span></text:p>
      <text:p text:style-name="P107"><text:span text:style-name="T16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09"><text:span text:style-name="T168">Abbreviation</text:span><text:span text:style-name="T169"/></text:p>
          </table:table-cell>
          <table:table-cell table:style-name="TableCell060001">
            <text:p text:style-name="P109"><text:span text:style-name="T170">Explanation</text:span><text:span text:style-name="T171"/></text:p>
          </table:table-cell>
        </table:table-row>
        <table:table-row table:style-name="TableRow0601">
          <table:table-cell table:style-name="TableCell060100">
            <text:p text:style-name="P112"><text:span text:style-name="T171"/></text:p>
          </table:table-cell>
          <table:table-cell table:style-name="TableCell060101">
            <text:p text:style-name="P112"><text:span text:style-name="T171"/></text:p>
          </table:table-cell>
        </table:table-row>
      </table:table>
      <text:p text:style-name="P114"><text:span text:style-name="T171"/></text:p>
      <text:p text:style-name="P115"><text:span text:style-name="T172">List of Literature</text:span></text:p>
      <text:p text:style-name="P116"><text:span text:style-name="T173"/></text:p>
      <text:p text:style-name="P117"><text:span text:style-name="T174">List of Figures(Pictures, aBBILDUNG)</text:span></text:p>
      <text:p text:style-name="P118"><text:span text:style-name="T175"/></text:p>
      <text:p text:style-name="P119"><text:span text:style-name="T175"/></text:p>
      <text:p text:style-name="P119"><text:span text:style-name="T175"/></text:p>
      <text:p text:style-name="P120"><text:span text:style-name="T176">Guidelines for checking the documents</text:span></text:p>
      <text:p text:style-name="P121"><text:span text:style-name="T177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22"><text:span text:style-name="T178"/></text:p>
      <text:p text:style-name="P122"><text:span text:style-name="T179">Consideration of the Project Proposal</text:span></text:p>
      <text:p text:style-name="P122"><text:span text:style-name="T180">Affected products:</text:span></text:p>
      <text:list text:style-name="L123">
        <text:list-item>
          <text:p text:style-name="P123"><text:span text:style-name="T181">Project Proposal</text:span></text:p>
        </text:list-item>
        <text:list-item>
          <text:p text:style-name="P123"><text:span text:style-name="T181">Project Manuel</text:span></text:p>
        </text:list-item>
        <text:list-item>
          <text:p text:style-name="P123"><text:span text:style-name="T181">Project Plan</text:span></text:p>
        </text:list-item>
      </text:list>
      <text:p text:style-name="P124"><text:span text:style-name="T182">Description:</text:span></text:p>
      <text:p text:style-name="P125"><text:span text:style-name="T183">The information about<text:s/></text:span><text:span text:style-name="T184">»Initial Situation</text:span><text:span text:style-name="T185">, existing framework conditions, project targets, system conception and<text:s/></text:span><text:span text:style-name="T186">»Economic Efficiency</text:span><text:span text:style-name="T187"><text:s/>contained in the<text:s/></text:span><text:span text:style-name="T188">»Project Proposal</text:span><text:span text:style-name="T189"><text:s/>have to be considered in the<text:s/></text:span><text:span text:style-name="T190">»Project Manual</text:span><text:span text:style-name="T191"><text:s/>and in the<text:s/></text:span><text:span text:style-name="T192">»Project Plan</text:span><text:span text:style-name="T193">.</text:span></text:p>
      <text:p text:style-name="P125"><text:span text:style-name="T194"/></text:p>
      <text:p text:style-name="P125"><text:span text:style-name="T195">Preparing the first Project Progress Decision</text:span></text:p>
      <text:p text:style-name="P125"><text:span text:style-name="T196">Affected products:</text:span></text:p>
      <text:list text:style-name="L126">
        <text:list-item>
          <text:p text:style-name="P126"><text:span text:style-name="T197">Project Proposal</text:span></text:p>
        </text:list-item>
        <text:list-item>
          <text:p text:style-name="P126"><text:span text:style-name="T197">Project Progress Decision</text:span></text:p>
        </text:list-item>
      </text:list>
      <text:p text:style-name="P127"><text:span text:style-name="T198">Description:</text:span></text:p>
      <text:p text:style-name="P128"><text:span text:style-name="T199">The project ideas and realization proposals presented in the<text:s/></text:span><text:span text:style-name="T200">»Project Proposal</text:span><text:span text:style-name="T201"><text:s/>have to be weighted in a decision process that is outside of the V-Modell. The decision that is made has to be laid down in a<text:s/></text:span><text:span text:style-name="T202">»Project Progress Decision</text:span><text:span text:style-name="T203">.</text:span></text:p>
      <text:p text:style-name="P128"><text:span text:style-name="T204"/></text:p>
      <text:p text:style-name="P128"><text:span text:style-name="T205">Project Proposal and Requirements Specification</text:span></text:p>
      <text:p text:style-name="P128"><text:span text:style-name="T206">Affected products:</text:span></text:p>
      <text:list text:style-name="L129">
        <text:list-item>
          <text:p text:style-name="P129"><text:span text:style-name="T207">Requirements Specification</text:span></text:p>
        </text:list-item>
        <text:list-item>
          <text:p text:style-name="P129"><text:span text:style-name="T207">Project Proposal</text:span></text:p>
        </text:list-item>
      </text:list>
      <text:p text:style-name="P130"><text:span text:style-name="T208">Description:</text:span></text:p>
      <text:p text:style-name="P131"><text:span text:style-name="T209">In the product<text:s/></text:span><text:span text:style-name="T210">»Requirements Specification</text:span><text:span text:style-name="T211"><text:s/>or Requirements Specification Overall Project, the information from the<text:s/></text:span><text:span text:style-name="T212">»Project Proposal</text:span><text:span text:style-name="T213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